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9" style:family="graphic" style:parent-style-name="standard">
      <style:graphic-properties draw:stroke="solid" draw:stroke-dash="Ultrafine_20_2_20_Dots_20_3_20_Dashes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solid" draw:stroke-dash="Ultrafine_20_2_20_Dots_20_3_20_Dashes"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stroke-dash="Ultrafine_20_2_20_Dots_20_3_20_Dashes" draw:fill="none" fo:min-height="0.85cm"/>
    </style:style>
    <style:style style:name="gr12" style:family="graphic" style:parent-style-name="standard">
      <style:graphic-properties draw:stroke="none" draw:stroke-dash="Ultrafine_20_2_20_Dots_20_3_20_Dashes" draw:fill="none" fo:min-height="0.713cm"/>
    </style:style>
    <style:style style:name="gr13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stroke="solid" draw:stroke-dash="Ultrafine_20_2_20_Dots_20_3_20_Dashes" svg:stroke-color="#2c001e"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.412cm" fo:min-width="0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text-shadow="1pt 1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text-properties fo:font-size="15pt" style:font-size-asian="15pt" style:font-size-complex="15pt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cm" svg:height="24.605cm" svg:x="3.5cm" svg:y="3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2cm" svg:height="1.195cm" svg:x="5.358cm" svg:y="1.9cm">
          <draw:text-box>
            <text:p><text:span text:style-name="T1">DEMO</text:span></text:p>
          </draw:text-box>
        </draw:frame>
        <draw:custom-shape draw:style-name="gr1" draw:text-style-name="P3" draw:layer="layout" svg:width="7.2cm" svg:height="24.605cm" svg:x="15.4cm" svg:y="3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115cm" svg:height="1.195cm" svg:x="16.1cm" svg:y="1.6cm">
          <draw:text-box>
            <text:p><text:span text:style-name="T1">LCD_SERVER</text:span></text:p>
          </draw:text-box>
        </draw:frame>
        <draw:custom-shape draw:style-name="gr3" draw:text-style-name="P3" draw:layer="layout" svg:width="6.2cm" svg:height="2.4cm" svg:x="4cm" svg:y="4.395cm">
          <text:p text:style-name="P3">LCD_init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6cm" svg:height="2.2cm" svg:x="16.2cm" svg:y="3.795cm">
          <text:p text:style-name="P3">init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cm" svg:height="18.505cm" svg:x="16.1cm" svg:y="7.8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442cm" svg:height="3.258cm" svg:x="16.458cm" svg:y="9.9cm">
          <text:p text:style-name="P3">fetch_pointer()</text:p>
          <text:p text:style-name="P3">[<text:span text:style-name="T2">gets the new</text:span></text:p>
          <text:p text:style-name="P3"><text:span text:style-name="T2"><text:s/></text:span><text:span text:style-name="T2">line buffer</text:span>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1cm" svg:y1="6.495cm" svg:x2="16.7cm" svg:y2="11.4cm">
          <text:p/>
        </draw:line>
        <draw:frame draw:style-name="gr2" draw:layer="layout" svg:width="3.271cm" svg:height="0.962cm" svg:x="7.653cm" svg:y="7.157cm">
          <draw:text-box>
            <text:p>line buffer</text:p>
          </draw:text-box>
        </draw:frame>
        <draw:custom-shape draw:style-name="gr6" draw:text-style-name="P3" xml:id="id2" draw:id="id2" draw:layer="layout" svg:width="2cm" svg:height="6.2cm" svg:x="25.4cm" svg:y="12.9cm">
          <text:p text:style-name="P3">LCD</text:p>
          <text:p text:style-name="P3">screen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21.8cm" svg:y1="17.2cm" svg:x2="25.4cm" svg:y2="16cm" draw:start-shape="id1" draw:start-glue-point="10" draw:end-shape="id2" draw:end-glue-point="3" svg:d="m21800 17200c2701 0 902-1200 3600-1200" svg:viewBox="0 0 3601 1201">
          <text:p/>
        </draw:connector>
        <draw:custom-shape draw:style-name="gr3" draw:text-style-name="P3" draw:layer="layout" svg:width="5.6cm" svg:height="4.005cm" svg:x="16.3cm" svg:y="20.695cm">
          <text:p text:style-name="P3">return_pointer()</text:p>
          <text:p text:style-name="P3"><text:span text:style-name="T3">[</text:span><text:span text:style-name="T2">returns the line buffer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" draw:id="id1" draw:layer="layout" svg:width="5.5cm" svg:height="3cm" svg:x="16.3cm" svg:y="15.7cm">
          <text:p text:style-name="P3"><text:span text:style-name="T4">Pushes the </text:span></text:p>
          <text:p text:style-name="P3"><text:span text:style-name="T4">line buffer </text:span></text:p>
          <text:p text:style-name="P3"><text:span text:style-name="T4">to LCD scre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7cm" svg:height="11.605cm" svg:x="4.4cm" svg:y="14.995cm">
          <text:p text:style-name="P3">while(1)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7.1cm" svg:y1="18.995cm" svg:x2="7.1cm" svg:y2="21.195cm">
          <text:p/>
        </draw:line>
        <draw:custom-shape draw:style-name="gr9" draw:text-style-name="P3" draw:layer="layout" svg:width="5.3cm" svg:height="3.605cm" svg:x="4.6cm" svg:y="20.995cm">
          <text:p text:style-name="P3">lcd_update()</text:p>
          <text:p text:style-name="P3"><text:span text:style-name="T5">[</text:span><text:span text:style-name="T2">sends the line buffer</text:span></text:p>
          <text:p text:style-name="P3"><text:span text:style-name="T2"><text:s/></text:span><text:span text:style-name="T2">to be updated</text:span></text:p>
          <text:p text:style-name="P3"><text:span text:style-name="T2">on lcd screen</text:span>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5.024cm" svg:height="2.764cm" svg:x="4.776cm" svg:y="16.836cm">
          <text:p text:style-name="P3">lcd_req()</text:p>
          <text:p text:style-name="P3">[<text:span text:style-name="T2">waits for line</text:span></text:p>
          <text:p text:style-name="P3"><text:span text:style-name="T2"><text:s/></text:span><text:span text:style-name="T2">buffer</text:span>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9.5cm" svg:y1="21.995cm" svg:x2="16.5cm" svg:y2="12.2cm">
          <text:p/>
        </draw:line>
        <draw:frame draw:style-name="gr11" draw:layer="layout" svg:width="4.193cm" svg:height="1.1cm" svg:x="12.1cm" svg:y="13.3cm">
          <draw:text-box>
            <text:p>line buffer</text:p>
          </draw:text-box>
        </draw:frame>
        <draw:line draw:style-name="gr10" draw:text-style-name="P3" draw:layer="layout" svg:x1="16.8cm" svg:y1="21.7cm" svg:x2="9.8cm" svg:y2="18.2cm">
          <text:p/>
        </draw:line>
        <draw:frame draw:style-name="gr12" draw:layer="layout" svg:width="4.193cm" svg:height="0.963cm" svg:x="11.7cm" svg:y="21.1cm">
          <draw:text-box>
            <text:p>line buffer</text:p>
          </draw:text-box>
        </draw:frame>
        <draw:frame draw:style-name="gr13" draw:layer="layout" svg:width="1.353cm" svg:height="0.962cm" svg:x="23.1cm" svg:y="15.4cm">
          <draw:text-box>
            <text:p>I/O</text:p>
          </draw:text-box>
        </draw:frame>
        <draw:line draw:style-name="gr7" draw:text-style-name="P3" draw:layer="layout" svg:x1="7.1cm" svg:y1="6.695cm" svg:x2="7cm" svg:y2="14.995cm">
          <text:p/>
        </draw:line>
        <draw:line draw:style-name="gr7" draw:text-style-name="P3" draw:layer="layout" svg:x1="19cm" svg:y1="13.1cm" svg:x2="19cm" svg:y2="15.7cm">
          <text:p/>
        </draw:line>
        <draw:line draw:style-name="gr7" draw:text-style-name="P3" draw:layer="layout" svg:x1="18.9cm" svg:y1="18.6cm" svg:x2="18.9cm" svg:y2="20.7cm">
          <text:p/>
        </draw:line>
        <draw:line draw:style-name="gr7" draw:text-style-name="P3" draw:layer="layout" svg:x1="19cm" svg:y1="5.995cm" svg:x2="19cm" svg:y2="8.095cm">
          <text:p/>
        </draw:line>
        <draw:line draw:style-name="gr14" draw:text-style-name="P3" draw:layer="layout" svg:x1="18.1cm" svg:y1="28.295cm" svg:x2="19.5cm" svg:y2="28.295cm">
          <text:p/>
        </draw:line>
        <draw:frame draw:style-name="gr13" draw:layer="layout" svg:width="7.648cm" svg:height="0.962cm" svg:x="19.452cm" svg:y="27.795cm">
          <draw:text-box>
            <text:p>:channel communications</text:p>
          </draw:text-box>
        </draw:frame>
        <draw:line draw:style-name="gr14" draw:text-style-name="P3" draw:layer="layout" svg:x1="10.2cm" svg:y1="5.295cm" svg:x2="16.4cm" svg:y2="4.595cm">
          <text:p/>
        </draw:line>
        <draw:line draw:style-name="gr14" draw:text-style-name="P3" draw:layer="layout" svg:x1="17cm" svg:y1="5.695cm" svg:x2="9.9cm" svg:y2="6.095cm">
          <text:p/>
        </draw:line>
        <draw:frame draw:style-name="gr15" draw:text-style-name="P6" draw:layer="layout" svg:width="3.194cm" svg:height="0.839cm" svg:x="11.731cm" svg:y="5.233cm">
          <draw:text-box>
            <text:p><text:span text:style-name="T2">Handshake</text:span></text:p>
          </draw:text-box>
        </draw:frame>
        <draw:frame draw:style-name="gr2" draw:text-style-name="P7" draw:layer="layout" svg:width="2.716cm" svg:height="0.962cm" svg:x="17.959cm" svg:y="8.9cm">
          <draw:text-box>
            <text:p><text:span text:style-name="T4">while(1)</text:span></text:p>
          </draw:text-box>
        </draw:frame>
        <draw:frame draw:style-name="gr2" draw:text-style-name="P7" draw:layer="layout" svg:width="3.271cm" svg:height="0.962cm" svg:x="17.5cm" svg:y="14cm">
          <draw:text-box>
            <text:p><text:span text:style-name="T4">line buffer</text:span></text:p>
          </draw:text-box>
        </draw:frame>
        <draw:frame draw:style-name="gr2" draw:text-style-name="P7" draw:layer="layout" svg:width="3.271cm" svg:height="0.962cm" svg:x="17.5cm" svg:y="19cm">
          <draw:text-box>
            <text:p><text:span text:style-name="T4">line buff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8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neela </meta:initial-creator>
    <meta:creation-date>2015-08-06T19:30:44</meta:creation-date>
    <dc:date>2015-11-25T15:35:08</dc:date>
    <dc:creator>vineela </dc:creator>
    <meta:editing-duration>PT13M46S</meta:editing-duration>
    <meta:editing-cycles>6</meta:editing-cycles>
    <meta:generator>LibreOffice/3.5$Linux_X86_64 LibreOffice_project/350m1$Build-2</meta:generator>
    <meta:document-statistic meta:object-count="35"/>
  </office:meta>
</office:document-meta>
</file>